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7b3ca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0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0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0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7b3ca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erif" fo:font-size="12pt" style:letter-kerning="true" fo:language="en" fo:country="US" style:language-asian="zh" style:country-asian="CN" style:language-complex="hi" style:country-complex="IN" style:font-name-asian="0" style:font-name-complex="Liberation Serif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7"/>
          <table:table-cell table:number-columns-repeated="16383"/>
        </table:table-row>
        <table:table-row table:style-name="ro2">
          <table:table-cell table:style-name="ce8" office:value-type="string" calcext:value-type="string">
            <text:p>BTV programa 1998 m. sausio 26 d. (pirmadienis) 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8.30-16.00 BBC programa (PAL sistemoje)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16.00 Programa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16.05 Pramoginė muzikos laida "1-as namuose"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17.00 Amerikiečių serialas "Taip sukasi pasaulis"(1189)</text:p>
          </table:table-cell>
          <table:table-cell table:number-columns-repeated="16383"/>
        </table:table-row>
        <table:table-row table:style-name="ro3">
          <table:table-cell table:style-name="ce10" office:value-type="string" calcext:value-type="string">
            <text:p><text:span text:style-name="T1">17.50 TV žaidimas "</text:span><text:span text:style-name="T1"><text:a xlink:href="http://taip.ne/%22%20%5Ct%20%22_blank" xlink:type="simple">TAIP.NE</text:a></text:span><text:span text:style-name="T1">" (K). Laidos vedėjas Arūnas Valinskas</text:span>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18.55 TV žaidimas "Ekspreso šou"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19.05 Amerikiečių serialas "Dalasas" (111)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19.55 Žinios.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20.00 Sporto laida "Krepšinio apżvalga"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20.30 Informacinė muzikos laida "Dėmesio!".Laidos vedėja Asta Stašaitytė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20.55 TV żaidimas "Ekspreso šou"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21.00 Fantastinis - mistinis serialas "PSI FAKTORIUS" Paranormalių reiškinių kronika.(N-14) "Apleista šiaurė" ("Forbidden north") (14/1) "Reinkarnacija" ("Reincarnation") (14/2) <text:s/>Kanada,1997.Vaidina: Dan Aykroyd,Paul Miller, Nancy Anne Sakovich,Barclay Hope,Colin Fox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21.50 NBA RUNGTYNĖS. "PORTLAND TRAIL BLAZERS"- "CLEVELAND CAVALIERS"</text:p>
          </table:table-cell>
          <table:table-cell table:number-columns-repeated="16383"/>
        </table:table-row>
        <table:table-row table:style-name="ro2">
          <table:table-cell table:style-name="ce9" office:value-type="string" calcext:value-type="string">
            <text:p>23.40 Humoro laida "Aš su jumis" (K) Laidos šeimininkas Rolandas Kazlas 00.05-8.30 CNN programa (PAL sistemoje) </text:p>
          </table:table-cell>
          <table:table-cell table:number-columns-repeated="16383"/>
        </table:table-row>
        <table:table-row table:style-name="ro1" table:number-rows-repeated="2">
          <table:table-cell table:style-name="ce7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0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0 Su Palmira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50 "Ateities miesta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5 "Pokemonai IV" (k). 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55 "Nepatvirtinta diagnozė 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50 Autošou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50 Humoro vakaras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2.15 "Maski šou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00 "Smogiamoji jėga V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4.10 "Pinigų lietu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30 "Ateities miesta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45 "Pokemonai I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40 "Baimės faktorius 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45 "Mentai. Žmogžudysčių skyrius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8.55 "Geriausi pasaulio maga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20 "Europa-Lietuva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30 "Liejyklos, 4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1.40 "Rydiko kronikos". Trileri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0.15"Karalienė Margo". Drama.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1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0 Statau namą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20 Vienam gale kablys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50 "Ateities miesta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5 "Pokemonai IV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55 "Baimės faktorius 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50 "Mentai. Žmogžudysčių skyrius I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55 "Juodabarzdi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2.30 "Juokingiausi žmonės ir gyvūna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05 "Liejyklos, 4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4.10 "Pinigų lietu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30 "Ateities miesta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45 "Pokemonai I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40 "Baimės faktorius 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45 "Mentai. Žmogžudysčių skyrius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8.55 "Ekstrasensų mūšis I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20 "Akistata su Lietuva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40 "Specialusis dalinys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1.50 "Nepakenčiamas žiaurumas". Komedija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3.5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0.05 Amerikietiškos imtynės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1.10 Namų darbai (k).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2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0 Roberto pusryčiai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20 Kelio ženklai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50 "Ateities miesta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5 "Pokemonai IV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55 "Baimės faktorius 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50 "Mentai. Žmogžudysčių skyrius I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55 "Rydiko kronikos". Trileris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05 "Maski šou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4.10 "Pinigų lietu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30 "Ateities miesta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45 "Pokemonai I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40 "Baimės faktorius 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45 "Mentai. Žmogžudysčių skyrius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8.55 "Sekundė iki katastrofos I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20 "Akistata su Lietuva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40 "Riba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1.45 "Niujorko gaujos". Drama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0.55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1.10 "Geriausi pasaulio maga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2.10 Vienam gale kablys (k).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3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0 Namų darbai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20 Tauro ragas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50 "Ateities miesta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5 "Pokemonai V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55 "Baimės faktorius 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50 "Mentai. Žmogžudysčių skyrius I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55 "Nepakenčiamas žiaurumas".  Komedija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2.45 "Juokingiausi žmonės ir gyvūna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10 "Riba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4.10 "Pinigų lietu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30 "Ateities miesta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45 "Pokemonai I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10 "Pokemonai 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40 "Baimės faktorius 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45 "Mentai. Žmogžudysčių skyrius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8.55 "Nepaaiškinami faktai V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20 "Akistata su Lietuva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40 "Iziubrio medžioklė". Drama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1.55 "Kolonija". Trileri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3.35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3.50 "Gelbėkite – aš žvaigždė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1.15 Autopilotas (k).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4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0 Sveikatai ir laimei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7.50 "Ateities miesta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5 "Pokemonai V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55 "Baimės faktorius 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50 "Mentai. Žmogžudysčių skyrius I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55 "Kolonija". Trileris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2.30 "Smagiausios akimirko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00 "Iziubrio medžioklė". Drama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4.10 "Pinigų lietu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30 "Ateities miesta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5.45 "Pokemonai V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40 "Detektyvas Kala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40 "Smagiausios akimirko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8.20 "Juodabarzdis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20 "Ratu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30 "Amerikos talentai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2.20 "O trečias ….?"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2.50 Uogos. Žinios ir orai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3.20 "Kama Sutra. Sakmė apie meilę". Melodrama.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5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5 "Maski šou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0 Tarp miesto ir kaimo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30 "Detektyvas Kalas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30 Namų darbai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00 Šeštadienio ryta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1.50 "Stilinga!"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2.40 "Po vestuvių". Melodrama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00 Seimas – tiesiogiai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30 "Juokingiausi žmonės ir gyvūna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00 "Ekstrasensų mūšis IV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8.00 "Nepaaiškinami faktai V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9.00 "Nepatvirtinta diagnozė 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15 "Smogiamoji jėga V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1.30 "Valdomi iš toli". Veiksmo f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3.25 Amerikietiškos imtynė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0.30 "Labai brangi laida".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3" office:value-type="string" calcext:value-type="string">
            <text:p>2008 11 16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BTV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6.55 "Maski šou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00 "Žalioji akademija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8.30 Statau namą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00 Tauro raga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9.30 Vienam gale kably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00 Autopilota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0.30 "Autošou I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1.30 Sveikatai ir laimei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2.30 Roberto pusryčiai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05 "Juokingiausi žmonės ir gyvūnai" (k)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3.35 Sveikinimų koncerta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00 Tarp miesto ir kaimo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6.35 "Juokingiausi žmonės ir gyvūna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7.30 Humoro vakara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19.00 Su Palmira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00 Žinio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15 "Kelio ženklai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0.55 "Gydytojas iš Kaprio". Melodrama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2.40 "Gyvačių gūžta"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23.35 "Mylimam Tėveliui". Koncertas.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1.20 "De Facto".</text:p>
          </table:table-cell>
          <table:table-cell table:number-columns-repeated="16383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9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2">
          <table:table-cell table:style-name="ce7"/>
          <table:table-cell table:number-columns-repeated="16383"/>
        </table:table-row>
        <table:table-row table:style-name="ro5" table:number-rows-repeated="2">
          <table:table-cell table:style-name="ce7"/>
          <table:table-cell table:number-columns-repeated="16383"/>
        </table:table-row>
        <table:table-row table:style-name="ro1" table:number-rows-repeated="2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6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9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3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3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4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 table:number-rows-repeated="10397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21:33:22.8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5:28.772000000</meta:creation-date>
    <dc:date>2023-10-31T21:34:16.171000000</dc:date>
    <meta:editing-duration>PT2H5M42S</meta:editing-duration>
    <meta:editing-cycles>5</meta:editing-cycles>
    <meta:generator>LibreOffice/7.6.2.1$Windows_X86_64 LibreOffice_project/56f7684011345957bbf33a7ee678afaf4d2ba333</meta:generator>
    <meta:document-statistic meta:table-count="1" meta:cell-count="173" meta:object-count="0"/>
  </office:meta>
</office:document-meta>
</file>